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ntry_languages = {</text:p>
      <text:p text:style-name="Standard"><text:s text:c="4"/>"AF": {"name": "Afghanistan", "languages": ["Pashto", "Dari"]},</text:p>
      <text:p text:style-name="Standard"><text:s text:c="4"/>"AL": {"name": "Albania", "languages": ["Albanian"]},</text:p>
      <text:p text:style-name="Standard"><text:s text:c="4"/>"DZ": {"name": "Algeria", "languages": ["Arabic", "Berber"]},</text:p>
      <text:p text:style-name="Standard"><text:s text:c="4"/>"AD": {"name": "Andorra", "languages": ["Catalan"]},</text:p>
      <text:p text:style-name="Standard"><text:s text:c="4"/>"AO": {"name": "Angola", "languages": ["Portuguese"]},</text:p>
      <text:p text:style-name="Standard"><text:s text:c="4"/>"AG": {"name": "Antigua and Barbuda", "languages": ["English"]},</text:p>
      <text:p text:style-name="Standard"><text:s text:c="4"/>"AR": {"name": "Argentina", "languages": ["Spanish"]},</text:p>
      <text:p text:style-name="Standard"><text:s text:c="4"/>"AM": {"name": "Armenia", "languages": ["Armenian"]},</text:p>
      <text:p text:style-name="Standard"><text:s text:c="4"/>"AU": {"name": "Australia", "languages": ["English"]},</text:p>
      <text:p text:style-name="Standard"><text:s text:c="4"/>"AT": {"name": "Austria", "languages": ["German"]},</text:p>
      <text:p text:style-name="Standard"><text:s text:c="4"/>"AZ": {"name": "Azerbaijan", "languages": ["Azerbaijani"]},</text:p>
      <text:p text:style-name="Standard"><text:s text:c="4"/>"BS": {"name": "Bahamas", "languages": ["English"]},</text:p>
      <text:p text:style-name="Standard"><text:s text:c="4"/>"BH": {"name": "Bahrain", "languages": ["Arabic"]},</text:p>
      <text:p text:style-name="Standard"><text:s text:c="4"/>"BD": {"name": "Bangladesh", "languages": ["Bengali"]},</text:p>
      <text:p text:style-name="Standard"><text:s text:c="4"/>"BB": {"name": "Barbados", "languages": ["English"]},</text:p>
      <text:p text:style-name="Standard"><text:s text:c="4"/>"BY": {"name": "Belarus", "languages": ["Belarusian"]},</text:p>
      <text:p text:style-name="Standard"><text:s text:c="4"/>"BE": {"name": "Belgium", "languages": ["Dutch", "French", "German"]},</text:p>
      <text:p text:style-name="Standard"><text:s text:c="4"/>"BZ": {"name": "Belize", "languages": ["English"]},</text:p>
      <text:p text:style-name="Standard"><text:s text:c="4"/>"BJ": {"name": "Benin", "languages": ["French"]},</text:p>
      <text:p text:style-name="Standard"><text:s text:c="4"/>"BT": {"name": "Bhutan", "languages": ["Dzongkha"]},</text:p>
      <text:p text:style-name="Standard"><text:s text:c="4"/>"BO": {"name": "Bolivia", "languages": ["Spanish"]},</text:p>
      <text:p text:style-name="Standard"><text:s text:c="4"/>"BA": {"name": "Bosnia and Herzegovina", "languages": ["Bosnian", "Croatian", "Serbian"]},</text:p>
      <text:p text:style-name="Standard"><text:s text:c="4"/>"BW": {"name": "Botswana", "languages": ["English"]},</text:p>
      <text:p text:style-name="Standard"><text:s text:c="4"/>"BR": {"name": "Brazil", "languages": ["Portuguese"]},</text:p>
      <text:p text:style-name="Standard"><text:s text:c="4"/>"BN": {"name": "Brunei", "languages": ["Malay"]},</text:p>
      <text:p text:style-name="Standard"><text:s text:c="4"/>"BG": {"name": "Bulgaria", "languages": ["Bulgarian"]},</text:p>
      <text:p text:style-name="Standard"><text:s text:c="4"/>"BF": {"name": "Burkina Faso", "languages": ["French"]},</text:p>
      <text:p text:style-name="Standard"><text:s text:c="4"/>"BI": {"name": "Burundi", "languages": ["Kirundi", "French", "English"]},</text:p>
      <text:p text:style-name="Standard"><text:s text:c="4"/>"KH": {"name": "Cambodia", "languages": ["Khmer"]},</text:p>
      <text:p text:style-name="Standard"><text:s text:c="4"/>"CM": {"name": "Cameroon", "languages": ["English", "French"]},</text:p>
      <text:p text:style-name="Standard"><text:s text:c="4"/>"CA": {"name": "Canada", "languages": ["English", "French"]},</text:p>
      <text:p text:style-name="Standard"><text:s text:c="4"/>"CV": {"name": "Cape Verde", "languages": ["Portuguese"]},</text:p>
      <text:p text:style-name="Standard"><text:s text:c="4"/>"CF": {"name": "Central African Republic", "languages": ["French", "Sango"]},</text:p>
      <text:p text:style-name="Standard"><text:s text:c="4"/>"TD": {"name": "Chad", "languages": ["French", "Arabic"]},</text:p>
      <text:p text:style-name="Standard"><text:s text:c="4"/>"CL": {"name": "Chile", "languages": ["Spanish"]},</text:p>
      <text:p text:style-name="Standard"><text:s text:c="4"/>"CN": {"name": "China", "languages": ["Mandarin"]},</text:p>
      <text:p text:style-name="Standard"><text:s text:c="4"/>"CO": {"name": "Colombia", "languages": ["Spanish"]},</text:p>
      <text:p text:style-name="Standard"><text:s text:c="4"/>"KM": {"name": "Comoros", "languages": ["Arabic", "French", "Comorian"]},</text:p>
      <text:p text:style-name="Standard"><text:s text:c="4"/>"CD": {"name": "Congo, Democratic Republic of the", "languages": ["French"]},</text:p>
      <text:p text:style-name="Standard"><text:s text:c="4"/>"CG": {"name": "Congo, Republic of the", "languages": ["French"]},</text:p>
      <text:p text:style-name="Standard"><text:s text:c="4"/>"CR": {"name": "Costa Rica", "languages": ["Spanish"]},</text:p>
      <text:p text:style-name="Standard"><text:s text:c="4"/>"CI": {"name": "Cote d'Ivoire", "languages": ["French"]},</text:p>
      <text:p text:style-name="Standard"><text:s text:c="4"/>"HR": {"name": "Croatia", "languages": ["Croatian"]},</text:p>
      <text:p text:style-name="Standard"><text:s text:c="4"/>"CU": {"name": "Cuba", "languages": ["Spanish"]},</text:p>
      <text:p text:style-name="Standard"><text:s text:c="4"/>"CY": {"name": "Cyprus", "languages": ["Greek", "Turkish"]},</text:p>
      <text:p text:style-name="Standard"><text:s text:c="4"/>"CZ": {"name": "Czech Republic", "languages": ["Czech"]},</text:p>
      <text:p text:style-name="Standard"><text:s text:c="4"/>"DK": {"name": "Denmark", "languages": ["Danish"]},</text:p>
      <text:p text:style-name="Standard"><text:s text:c="4"/>"DJ": {"name": "Djibouti", "languages": ["French", "Arabic"]},</text:p>
      <text:p text:style-name="Standard"><text:s text:c="4"/>"DM": {"name": "Dominica", "languages": ["English"]},</text:p>
      <text:p text:style-name="Standard"><text:s text:c="4"/>"DO": {"name": "Dominican Republic", "languages": ["Spanish"]},</text:p>
      <text:p text:style-name="Standard"><text:s text:c="4"/>"TL": {"name": "East Timor", "languages": ["Portuguese", "Tetum"]},</text:p>
      <text:p text:style-name="Standard"><text:soft-page-break/><text:s text:c="4"/>"EC": {"name": "Ecuador", "languages": ["Spanish"]},</text:p>
      <text:p text:style-name="Standard"><text:s text:c="4"/>"EG": {"name": "Egypt", "languages": ["Arabic"]},</text:p>
      <text:p text:style-name="Standard"><text:s text:c="4"/>"SV": {"name": "El Salvador", "languages": ["Spanish"]},</text:p>
      <text:p text:style-name="Standard"><text:s text:c="4"/>"GQ": {"name": "Equatorial Guinea", "languages": ["Spanish", "French", "Portuguese"]},</text:p>
      <text:p text:style-name="Standard"><text:s text:c="4"/>"ER": {"name": "Eritrea", "languages": ["Tigrinya", "Arabic", "English"]},</text:p>
      <text:p text:style-name="Standard"><text:s text:c="4"/>"EE": {"name": "Estonia", "languages": ["Estonian"]},</text:p>
      <text:p text:style-name="Standard"><text:s text:c="4"/>"SZ": {"name": "Eswatini", "languages": ["Swati", "English"]},</text:p>
      <text:p text:style-name="Standard"><text:s text:c="4"/>"ET": {"name": "Ethiopia", "languages": ["Amharic"]},</text:p>
      <text:p text:style-name="Standard"><text:s text:c="4"/>"FJ": {"name": "Fiji", "languages": ["English", "Fijian", "Hindi"]},</text:p>
      <text:p text:style-name="Standard"><text:s text:c="4"/>"FI": {"name": "Finland", "languages": ["Finnish", "Swedish"]},</text:p>
      <text:p text:style-name="Standard"><text:s text:c="4"/>"FR": {"name": "France", "languages": ["French"]},</text:p>
      <text:p text:style-name="Standard"><text:s text:c="4"/>"GA": {"name": "Gabon", "languages": ["French"]},</text:p>
      <text:p text:style-name="Standard"><text:s text:c="4"/>"GM": {"name": "Gambia", "languages": ["English"]},</text:p>
      <text:p text:style-name="Standard"><text:s text:c="4"/>"GE": {"name": "Georgia", "languages": ["Georgian"]},</text:p>
      <text:p text:style-name="Standard"><text:s text:c="4"/>"DE": {"name": "Germany", "languages": ["German"]},</text:p>
      <text:p text:style-name="Standard"><text:s text:c="4"/>"GH": {"name": "Ghana", "languages": ["English"]},</text:p>
      <text:p text:style-name="Standard"><text:s text:c="4"/>"GR": {"name": "Greece", "languages": ["Greek"]},</text:p>
      <text:p text:style-name="Standard"><text:s text:c="4"/>"GD": {"name": "Grenada", "languages": ["English"]},</text:p>
      <text:p text:style-name="Standard"><text:s text:c="4"/>"GT": {"name": "Guatemala", "languages": ["Spanish"]},</text:p>
      <text:p text:style-name="Standard"><text:s text:c="4"/>"GN": {"name": "Guinea", "languages": ["French"]},</text:p>
      <text:p text:style-name="Standard"><text:s text:c="4"/>"GW": {"name": "Guinea-Bissau", "languages": ["Portuguese"]},</text:p>
      <text:p text:style-name="Standard"><text:s text:c="4"/>"GY": {"name": "Guyana", "languages": ["English"]},</text:p>
      <text:p text:style-name="Standard"><text:s text:c="4"/>"HT": {"name": "Haiti", "languages": ["French", "Haitian Creole"]},</text:p>
      <text:p text:style-name="Standard"><text:s text:c="4"/>"HN": {"name": "Honduras", "languages": ["Spanish"]},</text:p>
      <text:p text:style-name="Standard"><text:s text:c="4"/>"HU": {"name": "Hungary", "languages": ["Hungarian"]},</text:p>
      <text:p text:style-name="Standard"><text:s text:c="4"/>"IS": {"name": "Iceland", "languages": ["Icelandic"]},</text:p>
      <text:p text:style-name="Standard"><text:s text:c="4"/>"IN": {"name": "India", "languages": ["Hindi", "English"]},</text:p>
      <text:p text:style-name="Standard"><text:s text:c="4"/>"ID": {"name": "Indonesia", "languages": ["Indonesian"]},</text:p>
      <text:p text:style-name="Standard"><text:s text:c="4"/>"IR": {"name": "Iran", "languages": ["Persian"]},</text:p>
      <text:p text:style-name="Standard"><text:s text:c="4"/>"IQ": {"name": "Iraq", "languages": ["Arabic", "Kurdish"]},</text:p>
      <text:p text:style-name="Standard"><text:s text:c="4"/>"IE": {"name": "Ireland", "languages": ["Irish", "English"]},</text:p>
      <text:p text:style-name="Standard"><text:s text:c="4"/>"IL": {"name": "Israel", "languages": ["Hebrew"]},</text:p>
      <text:p text:style-name="Standard"><text:s text:c="4"/>"IT": {"name": "Italy", "languages": ["Italian"]},</text:p>
      <text:p text:style-name="Standard"><text:s text:c="4"/>"JM": {"name": "Jamaica", "languages": ["English"]},</text:p>
      <text:p text:style-name="Standard"><text:s text:c="4"/>"JP": {"name": "Japan", "languages": ["Japanese"]},</text:p>
      <text:p text:style-name="Standard"><text:s text:c="4"/>"JO": {"name": "Jordan", "languages": ["Arabic"]},</text:p>
      <text:p text:style-name="Standard"><text:s text:c="4"/>"KZ": {"name": "Kazakhstan", "languages": ["Kazakh"]},</text:p>
      <text:p text:style-name="Standard"><text:s text:c="4"/>"KE": {"name": "Kenya", "languages": ["Swahili", "English"]},</text:p>
      <text:p text:style-name="Standard"><text:s text:c="4"/>"KI": {"name": "Kiribati", "languages": ["English", "Gilbertese"]},</text:p>
      <text:p text:style-name="Standard"><text:s text:c="4"/>"KP": {"name": "Korea, North", "languages": ["Korean"]},</text:p>
      <text:p text:style-name="Standard"><text:s text:c="4"/>"KR": {"name": "Korea, South", "languages": ["Korean"]},</text:p>
      <text:p text:style-name="Standard"><text:s text:c="4"/>"XK": {"name": "Kosovo", "languages": ["Albanian", "Serbian"]},</text:p>
      <text:p text:style-name="Standard"><text:s text:c="4"/>"KW": {"name": "Kuwait", "languages": ["Arabic"]},</text:p>
      <text:p text:style-name="Standard"><text:s text:c="4"/>"KG": {"name": "Kyrgyzstan", "languages": ["Kyrgyz", "Russian"]},</text:p>
      <text:p text:style-name="Standard"><text:s text:c="4"/>"LA": {"name": "Laos", "languages": ["Lao"]},</text:p>
      <text:p text:style-name="Standard"><text:s text:c="4"/>"LV": {"name": "Latvia", "languages": ["Latvian"]},</text:p>
      <text:p text:style-name="Standard"><text:s text:c="4"/>"LB": {"name": "Lebanon", "languages": ["Arabic"]},</text:p>
      <text:p text:style-name="Standard"><text:s text:c="4"/>"LS": {"name": "Lesotho", "languages": ["English", "Sesotho"]},</text:p>
      <text:p text:style-name="Standard"><text:s text:c="4"/>"LR": {"name": "Liberia", "languages": ["English"]},</text:p>
      <text:p text:style-name="Standard"><text:s text:c="4"/>"LY": {"name": "Libya", "languages": ["Arabic"]},</text:p>
      <text:p text:style-name="Standard"><text:s text:c="4"/>"LI": {"name": "Liechtenstein", "languages": ["German"]},</text:p>
      <text:p text:style-name="Standard"><text:s text:c="4"/>"LT": {"name": "Lithuania", "languages": ["Lithuanian"]},</text:p>
      <text:p text:style-name="Standard"><text:soft-page-break/><text:s text:c="4"/>"LU": {"name": "Luxembourg", "languages": ["Luxembourgish", "French", "German"]},</text:p>
      <text:p text:style-name="Standard"><text:s text:c="4"/>"MG": {"name": "Madagascar", "languages": ["Malagasy", "French"]},</text:p>
      <text:p text:style-name="Standard"><text:s text:c="4"/>"MW": {"name": "Malawi", "languages": ["English", "Chichewa"]},</text:p>
      <text:p text:style-name="Standard"><text:s text:c="4"/>"MY": {"name": "Malaysia", "languages": ["Malay"]},</text:p>
      <text:p text:style-name="Standard"><text:s text:c="4"/>"MV": {"name": "Maldives", "languages": ["Dhivehi"]},</text:p>
      <text:p text:style-name="Standard"><text:s text:c="4"/>"ML": {"name": "Mali", "languages": ["French"]},</text:p>
      <text:p text:style-name="Standard"><text:s text:c="4"/>"MT": {"name": "Malta", "languages": ["Maltese", "English"]},</text:p>
      <text:p text:style-name="Standard"><text:s text:c="4"/>"MH": {"name": "Marshall Islands", "languages": ["English", "Marshallese"]},</text:p>
      <text:p text:style-name="Standard"><text:s text:c="4"/>"MR": {"name": "Mauritania", "languages": ["Arabic"]},</text:p>
      <text:p text:style-name="Standard"><text:s text:c="4"/>"MU": {"name": "Mauritius", "languages": ["English", "French"]},</text:p>
      <text:p text:style-name="Standard"><text:s text:c="4"/>"MX": {"name": "Mexico", "languages": ["Spanish"]},</text:p>
      <text:p text:style-name="Standard"><text:s text:c="4"/>"FM": {"name": "Micronesia", "languages": ["English"]},</text:p>
      <text:p text:style-name="Standard"><text:s text:c="4"/>"MD": {"name": "Moldova", "languages": ["Moldovan (Romanian)"]},</text:p>
      <text:p text:style-name="Standard"><text:s text:c="4"/>"MC": {"name": "Monaco", "languages": ["French"]},</text:p>
      <text:p text:style-name="Standard"><text:s text:c="4"/>"MN": {"name": "Mongolia", "languages": ["Mongolian"]},</text:p>
      <text:p text:style-name="Standard"><text:s text:c="4"/>"ME": {"name": "Montenegro", "languages": ["Serbian", "Montenegrin"]},</text:p>
      <text:p text:style-name="Standard"><text:s text:c="4"/>"MA": {"name": "Morocco", "languages": ["Arabic", "Berber"]},</text:p>
      <text:p text:style-name="Standard"><text:s text:c="4"/>"MZ": {"name": "Mozambique", "languages": ["Portuguese"]},</text:p>
      <text:p text:style-name="Standard"><text:s text:c="4"/>"MM": {"name": "Myanmar (Burma)", "languages": ["Burmese"]},</text:p>
      <text:p text:style-name="Standard"><text:s text:c="4"/>"NA": {"name": "Namibia", "languages": ["English"]},</text:p>
      <text:p text:style-name="Standard"><text:s text:c="4"/>"NR": {"name": "Nauru", "languages": ["English", "Nauruan"]},</text:p>
      <text:p text:style-name="Standard"><text:s text:c="4"/>"NP": {"name": "Nepal", "languages": ["Nepali"]},</text:p>
      <text:p text:style-name="Standard"><text:s text:c="4"/>"NL": {"name": "Netherlands", "languages": ["Dutch"]},</text:p>
      <text:p text:style-name="Standard"><text:s text:c="4"/>"NZ": {"name": "New Zealand", "languages": ["English", "Maori"]},</text:p>
      <text:p text:style-name="Standard"><text:s text:c="4"/>"NI": {"name": "Nicaragua", "languages": ["Spanish"]},</text:p>
      <text:p text:style-name="Standard"><text:s text:c="4"/>"NE": {"name": "Niger", "languages": ["French"]},</text:p>
      <text:p text:style-name="Standard"><text:s text:c="4"/>"NG": {"name": "Nigeria", "languages": ["English"]},</text:p>
      <text:p text:style-name="Standard"><text:s text:c="4"/>"MK": {"name": "North Macedonia", "languages": ["Macedonian"]},</text:p>
      <text:p text:style-name="Standard"><text:s text:c="4"/>"NO": {"name": "Norway", "languages": ["Norwegian"]},</text:p>
      <text:p text:style-name="Standard"><text:s text:c="4"/>"OM": {"name": "Oman", "languages": ["Arabic"]},</text:p>
      <text:p text:style-name="Standard"><text:s text:c="4"/>"PK": {"name": "Pakistan", "languages": ["Urdu", "English"]},</text:p>
      <text:p text:style-name="Standard"><text:s text:c="4"/>"PW": {"name": "Palau", "languages": ["English"]},</text:p>
      <text:p text:style-name="Standard"><text:s text:c="4"/>"PA": {"name": "Panama", "languages": ["Spanish"]},</text:p>
      <text:p text:style-name="Standard"><text:s text:c="4"/>"PG": {"name": "Papua New Guinea", "languages": ["English", "Tok Pisin", "Hiri Motu"]},</text:p>
      <text:p text:style-name="Standard"><text:s text:c="4"/>"PY": {"name": "Paraguay", "languages": ["Spanish", "Guarani"]},</text:p>
      <text:p text:style-name="Standard"><text:s text:c="4"/>"PE": {"name": "Peru", "languages": ["Spanish"]},</text:p>
      <text:p text:style-name="Standard"><text:s text:c="4"/>"PH": {"name": "Philippines", "languages": ["Filipino", "English"]},</text:p>
      <text:p text:style-name="Standard"><text:s text:c="4"/>"PL": {"name": "Poland", "languages": ["Polish"]},</text:p>
      <text:p text:style-name="Standard"><text:s text:c="4"/>"PT": {"name": "Portugal", "languages": ["Portuguese"]},</text:p>
      <text:p text:style-name="Standard"><text:s text:c="4"/>"QA": {"name": "Qatar", "languages": ["Arabic"]},</text:p>
      <text:p text:style-name="Standard"><text:s text:c="4"/>"RO": {"name": "Romania", "languages": ["Romanian"]},</text:p>
      <text:p text:style-name="Standard"><text:s text:c="4"/>"RU": {"name": "Russia", "languages": ["Russian"]},</text:p>
      <text:p text:style-name="Standard"><text:s text:c="4"/>"RW": {"name": "Rwanda", "languages": ["Kinyarwanda", "English", "French", "Swahili"]},</text:p>
      <text:p text:style-name="Standard"><text:s text:c="4"/>"KN": {"name": "Saint Kitts and Nevis", "languages": ["English"]},</text:p>
      <text:p text:style-name="Standard"><text:s text:c="4"/>"LC": {"name": "Saint Lucia", "languages": ["English"]},</text:p>
      <text:p text:style-name="Standard"><text:s text:c="4"/>"VC": {"name": "Saint Vincent and the Grenadines", "languages": ["English"]},</text:p>
      <text:p text:style-name="Standard"><text:s text:c="4"/>"WS": {"name": "Samoa", "languages": ["Samoan", "English"]},</text:p>
      <text:p text:style-name="Standard"><text:s text:c="4"/>"SM": {"name": "San Marino", "languages": ["Italian"]},</text:p>
      <text:p text:style-name="Standard"><text:s text:c="4"/>"ST": {"name": "Sao Tome and Principe", "languages": ["Portuguese"]},</text:p>
      <text:p text:style-name="Standard"><text:s text:c="4"/>"SA": {"name": "Saudi Arabia", "languages": ["Arabic"]},</text:p>
      <text:p text:style-name="Standard"><text:s text:c="4"/>"SN": {"name": "Senegal", "languages": ["French"]},</text:p>
      <text:p text:style-name="Standard"><text:s text:c="4"/>"RS": {"name": "Serbia", "languages": ["Serbian"]},</text:p>
      <text:p text:style-name="Standard"><text:soft-page-break/><text:s text:c="4"/>"SC": {"name": "Seychelles", "languages": ["Seychellois Creole", "English", "French"]},</text:p>
      <text:p text:style-name="Standard"><text:s text:c="4"/>"SL": {"name": "Sierra Leone", "languages": ["English"]},</text:p>
      <text:p text:style-name="Standard"><text:s text:c="4"/>"SG": {"name": "Singapore", "languages": ["Malay", "Mandarin", "Tamil", "English"]},</text:p>
      <text:p text:style-name="Standard"><text:s text:c="4"/>"SK": {"name": "Slovakia", "languages": ["Slovak"]},</text:p>
      <text:p text:style-name="Standard"><text:s text:c="4"/>"SI": {"name": "Slovenia", "languages": ["Slovene"]},</text:p>
      <text:p text:style-name="Standard"><text:s text:c="4"/>"SB": {"name": "Solomon Islands", "languages": ["English"]},</text:p>
      <text:p text:style-name="Standard"><text:s text:c="4"/>"SO": {"name": "Somalia", "languages": ["Somali", "Arabic"]},</text:p>
      <text:p text:style-name="Standard"><text:s text:c="4"/>"ZA": {"name": "South Africa", "languages": ["IsiZulu", "IsiXhosa", "Afrikaans", "Sepedi", "English", "Setswana", "Sesotho", "Xitsonga", "siSwati", "Tshivenda", "isiNdebele", "Sign language"]},</text:p>
      <text:p text:style-name="Standard"><text:s text:c="4"/>"SS": {"name": "South Sudan", "languages": ["English"]},</text:p>
      <text:p text:style-name="Standard"><text:s text:c="4"/>"ES": {"name": "Spain", "languages": ["Spanish"]},</text:p>
      <text:p text:style-name="Standard"><text:s text:c="4"/>"LK": {"name": "Sri Lanka", "languages": ["Sinhala", "Tamil"]},</text:p>
      <text:p text:style-name="Standard"><text:s text:c="4"/>"SD": {"name": "Sudan", "languages": ["Arabic", "English"]},</text:p>
      <text:p text:style-name="Standard"><text:s text:c="4"/>"SR": {"name": "Suriname", "languages": ["Dutch"]},</text:p>
      <text:p text:style-name="Standard"><text:s text:c="4"/>"SE": {"name": "Sweden", "languages": ["Swedish"]},</text:p>
      <text:p text:style-name="Standard"><text:s text:c="4"/>"CH": {"name": "Switzerland", "languages": ["German", "French", "Italian", "Romansh"]},</text:p>
      <text:p text:style-name="Standard"><text:s text:c="4"/>"SY": {"name": "Syria", "languages": ["Arabic"]},</text:p>
      <text:p text:style-name="Standard"><text:s text:c="4"/>"TW": {"name": "Taiwan", "languages": ["Mandarin"]},</text:p>
      <text:p text:style-name="Standard"><text:s text:c="4"/>"TJ": {"name": "Tajikistan", "languages": ["Tajik"]},</text:p>
      <text:p text:style-name="Standard"><text:s text:c="4"/>"TZ": {"name": "Tanzania", "languages": ["Swahili", "English"]},</text:p>
      <text:p text:style-name="Standard"><text:s text:c="4"/>"TH": {"name": "Thailand", "languages": ["Thai"]},</text:p>
      <text:p text:style-name="Standard"><text:s text:c="4"/>"TG": {"name": "Togo", "languages": ["French"]},</text:p>
      <text:p text:style-name="Standard"><text:s text:c="4"/>"TO": {"name": "Tonga", "languages": ["Tongan", "English"]},</text:p>
      <text:p text:style-name="Standard"><text:s text:c="4"/>"TT": {"name": "Trinidad and Tobago", "languages": ["English"]},</text:p>
      <text:p text:style-name="Standard"><text:s text:c="4"/>"TN": {"name": "Tunisia", "languages": ["Arabic"]},</text:p>
      <text:p text:style-name="Standard"><text:s text:c="4"/>"TR": {"name": "Turkey", "languages": ["Turkish"]},</text:p>
      <text:p text:style-name="Standard"><text:s text:c="4"/>"TM": {"name": "Turkmenistan", "languages": ["Turkmen"]},</text:p>
      <text:p text:style-name="Standard"><text:s text:c="4"/>"TV": {"name": "Tuvalu", "languages": ["English", "Tuvaluan"]},</text:p>
      <text:p text:style-name="Standard"><text:s text:c="4"/>"UG": {"name": "Uganda", "languages": ["English", "Swahili"]},</text:p>
      <text:p text:style-name="Standard"><text:s text:c="4"/>"UA": {"name": "Ukraine", "languages": ["Ukrainian"]},</text:p>
      <text:p text:style-name="Standard"><text:s text:c="4"/>"AE": {"name": "United Arab Emirates", "languages": ["Arabic"]},</text:p>
      <text:p text:style-name="Standard"><text:s text:c="4"/>"GB": {"name": "United Kingdom", "languages": ["English"]},</text:p>
      <text:p text:style-name="Standard"><text:s text:c="4"/>"US": {"name": "United States", "languages": ["English"]},</text:p>
      <text:p text:style-name="Standard"><text:s text:c="4"/>"UY": {"name": "Uruguay", "languages": ["Spanish"]},</text:p>
      <text:p text:style-name="Standard"><text:s text:c="4"/>"UZ": {"name": "Uzbekistan", "languages": ["Uzbek", "Russian"]},</text:p>
      <text:p text:style-name="Standard"><text:s text:c="4"/>"VU": {"name": "Vanuatu", "languages": ["Bislama", "English", "French"]},</text:p>
      <text:p text:style-name="Standard"><text:s text:c="4"/>"VA": {"name": "Vatican City", "languages": ["Latin", "Italian"]},</text:p>
      <text:p text:style-name="Standard"><text:s text:c="4"/>"VE": {"name": "Venezuela", "languages": ["Spanish"]},</text:p>
      <text:p text:style-name="Standard"><text:s text:c="4"/>"VN": {"name": "Vietnam", "languages": ["Vietnamese"]},</text:p>
      <text:p text:style-name="Standard"><text:s text:c="4"/>"YE": {"name": "Yemen", "languages": ["Arabic"]},</text:p>
      <text:p text:style-name="Standard"><text:s text:c="4"/>"ZM": {"name": "Zambia", "languages": ["English"]},</text:p>
      <text:p text:style-name="Standard"><text:s text:c="4"/>"ZW": {"name": "Zimbabwe", "languages": ["English", "Shona", "Sindebele"]}</text:p>
      <text:p text:style-name="Standard">}</text:p>
      <text:p text:style-name="Standard"/>
      <text:p text:style-name="Standard"># Example usage:</text:p>
      <text:p text:style-name="Standard"># Accessing languages spoken in Afghanistan</text:p>
      <text:p text:style-name="Standard">print(country_languages["AF"]["languages"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4:06.202765552</meta:creation-date>
    <dc:date>2024-03-19T14:05:32.403017674</dc:date>
    <meta:editing-duration>PT1M26S</meta:editing-duration>
    <meta:editing-cycles>1</meta:editing-cycles>
    <meta:document-statistic meta:table-count="0" meta:image-count="0" meta:object-count="0" meta:page-count="4" meta:paragraph-count="201" meta:word-count="1141" meta:character-count="12381" meta:non-whitespace-character-count="10657"/>
    <meta:generator>LibreOffice/7.3.7.2$Linux_X86_64 LibreOffice_project/30$Build-2</meta:generator>
  </office:meta>
</office:document-meta>
</file>